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Factory.getProxyClass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.ProxyFactory( Class &lt; ? &gt; proxyInterface , 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Factory.get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.getProxy( TargetSource target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Factory.ProxyFactory( Class &lt; ? &gt; proxyInterface , TargetSource targe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Factory.ProxyFactory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Factory.getProxy( Class &lt; T &gt; proxyInterface , 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.Proxy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xyFactory.ProxyFactory( Class &lt; ? &gt; ... proxy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.getProxy( Class &lt; T &gt; proxyInterface , TargetSource targe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.getProxy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